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a22" officeooo:paragraph-rsid="001e7a22"/>
    </style:style>
    <style:style style:name="P2" style:family="paragraph" style:parent-style-name="Standard">
      <style:text-properties officeooo:rsid="001e7a22" officeooo:paragraph-rsid="001e7a22"/>
    </style:style>
    <style:style style:name="P3" style:family="paragraph" style:parent-style-name="Standard">
      <style:text-properties officeooo:rsid="001e7a22" officeooo:paragraph-rsid="00203459"/>
    </style:style>
    <style:style style:name="P4" style:family="paragraph" style:parent-style-name="Standard">
      <style:text-properties officeooo:rsid="00203459" officeooo:paragraph-rsid="00203459"/>
    </style:style>
    <style:style style:name="P5" style:family="paragraph" style:parent-style-name="Standard">
      <style:text-properties officeooo:rsid="0021705b" officeooo:paragraph-rsid="00203459"/>
    </style:style>
    <style:style style:name="P6" style:family="paragraph" style:parent-style-name="Standard">
      <style:text-properties officeooo:rsid="0021705b" officeooo:paragraph-rsid="0021705b"/>
    </style:style>
    <style:style style:name="P7" style:family="paragraph" style:parent-style-name="Standard">
      <style:text-properties officeooo:rsid="0021705b" officeooo:paragraph-rsid="00235917"/>
    </style:style>
    <style:style style:name="P8" style:family="paragraph" style:parent-style-name="Standard">
      <style:text-properties officeooo:rsid="0021705b" officeooo:paragraph-rsid="001e7a22"/>
    </style:style>
    <style:style style:name="P9" style:family="paragraph" style:parent-style-name="Standard">
      <style:text-properties officeooo:rsid="00235917" officeooo:paragraph-rsid="00235917"/>
    </style:style>
    <style:style style:name="P10" style:family="paragraph" style:parent-style-name="Standard">
      <style:text-properties officeooo:rsid="00244dd1" officeooo:paragraph-rsid="00244dd1"/>
    </style:style>
    <style:style style:name="T1" style:family="text">
      <style:text-properties officeooo:rsid="00203459"/>
    </style:style>
    <style:style style:name="T2" style:family="text">
      <style:text-properties officeooo:rsid="001e7a22"/>
    </style:style>
    <style:style style:name="T3" style:family="text">
      <style:text-properties officeooo:rsid="0021705b"/>
    </style:style>
    <style:style style:name="T4" style:family="text">
      <style:text-properties officeooo:rsid="00235917"/>
    </style:style>
    <style:style style:name="T5" style:family="text">
      <style:text-properties officeooo:rsid="00244dd1"/>
    </style:style>
    <style:style style:name="T6" style:family="text">
      <style:text-properties officeooo:rsid="00251f46"/>
    </style:style>
    <style:style style:name="T7" style:family="text">
      <style:text-properties officeooo:rsid="0026b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s_app:</text:p>
      <text:p text:style-name="P1">student class:</text:p>
      <text:p text:style-name="P1"><text:s text:c="2"/>first_name</text:p>
      <text:p text:style-name="P1"><text:s text:c="2"/>last_name</text:p>
      <text:p text:style-name="P1"><text:s text:c="2"/>date_of_birth</text:p>
      <text:p text:style-name="P1"><text:s text:c="2"/>phone_number</text:p>
      <text:p text:style-name="P1"><text:s text:c="2"/>email</text:p>
      <text:p text:style-name="P1"><text:s text:c="2"/>gender</text:p>
      <text:p text:style-name="P1"><text:s text:c="2"/>id_course</text:p>
      <text:p text:style-name="P1"/>
      <text:p text:style-name="P1">Courses_app:</text:p>
      <text:p text:style-name="P1">course class:</text:p>
      <text:p text:style-name="P1"><text:s text:c="2"/>name</text:p>
      <text:p text:style-name="P1"><text:s text:c="2"/>duration</text:p>
      <text:p text:style-name="P1"><text:s text:c="2"/>price</text:p>
      <text:p text:style-name="P1"><text:s text:c="2"/>is_active</text:p>
      <text:p text:style-name="P1"><text:s text:c="2"/>id_school(Foregnkey)</text:p>
      <text:p text:style-name="P1"><text:s text:c="2"/>max_student</text:p>
      <text:p text:style-name="P1"><text:s text:c="2"/>type_of_education</text:p>
      <text:p text:style-name="P1"/>
      <text:p text:style-name="P1">Employee_app:</text:p>
      <text:p text:style-name="P1">employee class:</text:p>
      <text:p text:style-name="P1"><text:s text:c="2"/>first_name</text:p>
      <text:p text:style-name="P1"><text:s text:c="2"/>last_name</text:p>
      <text:p text:style-name="P1"><text:s text:c="2"/>date_of_birth</text:p>
      <text:p text:style-name="P1"><text:s text:c="2"/>phone_number</text:p>
      <text:p text:style-name="P1"><text:s text:c="2"/>email</text:p>
      <text:p text:style-name="P1"><text:s text:c="2"/>gender</text:p>
      <text:p text:style-name="P1"><text:s text:c="2"/>id_position(Foregnkey)</text:p>
      <text:p text:style-name="P1"><text:s text:c="2"/>salary</text:p>
      <text:p text:style-name="P1">position class:</text:p>
      <text:p text:style-name="P1"><text:s text:c="2"/>name</text:p>
      <text:p text:style-name="P1"><text:s text:c="2"/>duration</text:p>
      <text:p text:style-name="P1"><text:s text:c="2"/>is_active</text:p>
      <text:p text:style-name="P1"><text:s text:c="2"/>description</text:p>
      <text:p text:style-name="P1"><text:s text:c="2"/>permition</text:p>
      <text:p text:style-name="P1"><text:s text:c="2"/>id_department</text:p>
      <text:p text:style-name="P1"><text:s text:c="2"/></text:p>
      <text:p text:style-name="P1">department class:</text:p>
      <text:p text:style-name="P1"><text:s text:c="2"/>name</text:p>
      <text:p text:style-name="P1"><text:s text:c="2"/>description</text:p>
      <text:p text:style-name="P1"><text:s text:c="2"/>id_school</text:p>
      <text:p text:style-name="P1"><text:s text:c="2"/>id_position</text:p>
      <text:p text:style-name="P1"><text:s text:c="2"/></text:p>
      <text:p text:style-name="P1"><text:s text:c="2"/></text:p>
      <text:p text:style-name="P1">School_app:</text:p>
      <text:p text:style-name="P1">school class:</text:p>
      <text:p text:style-name="P1"><text:s text:c="2"/>name</text:p>
      <text:p text:style-name="P1"><text:s text:c="2"/>location</text:p>
      <text:p text:style-name="P1"><text:s text:c="2"/>phone_numbers</text:p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0:43:33.138752772</meta:creation-date>
    <dc:date>2022-07-08T16:24:30.787238154</dc:date>
    <meta:editing-duration>PT20M43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48" meta:word-count="51" meta:character-count="547" meta:non-whitespace-character-count="465"/>
  </office:meta>
</office:document-meta>
</file>